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3.294cm" table:align="left"/>
    </style:style>
    <style:style style:name="Tabelle1.A" style:family="table-column">
      <style:table-column-properties style:column-width="4.29cm"/>
    </style:style>
    <style:style style:name="Tabelle1.B" style:family="table-column">
      <style:table-column-properties style:column-width="4.427cm"/>
    </style:style>
    <style:style style:name="Tabelle1.C" style:family="table-column">
      <style:table-column-properties style:column-width="4.577cm"/>
    </style:style>
    <style:style style:name="Tabelle1.A1" style:family="table-cell">
      <style:table-cell-properties style:vertical-align="middle" fo:padding="0.049cm" fo:border="none"/>
    </style:style>
    <style:style style:name="Tabelle2" style:family="table">
      <style:table-properties style:width="13.27cm" table:align="left"/>
    </style:style>
    <style:style style:name="Tabelle2.A" style:family="table-column">
      <style:table-column-properties style:column-width="4.265cm"/>
    </style:style>
    <style:style style:name="Tabelle2.B" style:family="table-column">
      <style:table-column-properties style:column-width="4.427cm"/>
    </style:style>
    <style:style style:name="Tabelle2.C" style:family="table-column">
      <style:table-column-properties style:column-width="4.577cm"/>
    </style:style>
    <style:style style:name="Tabel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c1665" officeooo:paragraph-rsid="000f0dbf"/>
    </style:style>
    <style:style style:name="P2" style:family="paragraph" style:parent-style-name="Standard">
      <style:text-properties fo:font-weight="bold" officeooo:rsid="000c1665" officeooo:paragraph-rsid="000c1665" style:font-weight-asian="bold" style:font-weight-complex="bold"/>
    </style:style>
    <style:style style:name="P3" style:family="paragraph" style:parent-style-name="Standard">
      <style:text-properties fo:font-weight="bold" officeooo:rsid="000c2757" officeooo:paragraph-rsid="000e0bc6" style:font-weight-asian="bold" style:font-weight-complex="bold"/>
    </style:style>
    <style:style style:name="P4" style:family="paragraph" style:parent-style-name="Standard">
      <style:text-properties officeooo:rsid="000c1665" officeooo:paragraph-rsid="000c1665"/>
    </style:style>
    <style:style style:name="P5" style:family="paragraph" style:parent-style-name="Standard">
      <style:text-properties officeooo:rsid="000c1665" officeooo:paragraph-rsid="000c2757"/>
    </style:style>
    <style:style style:name="P6" style:family="paragraph" style:parent-style-name="Standard">
      <style:text-properties fo:font-weight="bold" officeooo:rsid="000c1665" officeooo:paragraph-rsid="000c2757" style:font-weight-asian="bold" style:font-weight-complex="bold"/>
    </style:style>
    <style:style style:name="P7" style:family="paragraph" style:parent-style-name="Standard">
      <style:text-properties officeooo:rsid="000c2757" officeooo:paragraph-rsid="00117f71"/>
    </style:style>
    <style:style style:name="P8" style:family="paragraph" style:parent-style-name="Standard">
      <style:text-properties officeooo:rsid="000c2757" officeooo:paragraph-rsid="000c2757"/>
    </style:style>
    <style:style style:name="P9" style:family="paragraph" style:parent-style-name="Standard">
      <style:text-properties fo:font-weight="bold" officeooo:rsid="000c2757" officeooo:paragraph-rsid="000c5338" style:font-weight-asian="bold" style:font-weight-complex="bold"/>
    </style:style>
    <style:style style:name="P10" style:family="paragraph" style:parent-style-name="Standard">
      <style:text-properties officeooo:rsid="000c2757" officeooo:paragraph-rsid="000e0bc6"/>
    </style:style>
    <style:style style:name="P11" style:family="paragraph" style:parent-style-name="Standard">
      <style:text-properties fo:font-weight="bold" officeooo:rsid="001570cd" officeooo:paragraph-rsid="001570cd" style:font-weight-asian="bold" style:font-weight-complex="bold"/>
    </style:style>
    <style:style style:name="P12" style:family="paragraph" style:parent-style-name="Standard">
      <style:text-properties officeooo:rsid="001570cd" officeooo:paragraph-rsid="001570cd"/>
    </style:style>
    <style:style style:name="P13" style:family="paragraph" style:parent-style-name="Standard">
      <style:text-properties officeooo:rsid="000c1665" officeooo:paragraph-rsid="00117f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0dbf" style:font-weight-asian="bold" style:font-weight-complex="bold"/>
    </style:style>
    <style:style style:name="T3" style:family="text">
      <style:text-properties officeooo:rsid="000e0bc6"/>
    </style:style>
    <style:style style:name="T4" style:family="text">
      <style:text-properties officeooo:rsid="000c2757"/>
    </style:style>
    <style:style style:name="T5" style:family="text">
      <style:text-properties fo:font-weight="bold" officeooo:rsid="000e0bc6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bende Dinge - Personen/</text:span><text:span text:style-name="T2">Pronomen</text:span></text:p>
      <text:p text:style-name="P2">Ich gehe …<text:tab/><text:tab/><text:tab/>Ich bin …<text:tab/><text:tab/><text:tab/>Ich komme ...</text:p>
      <text:p text:style-name="P3"><text:span text:style-name="T3">w</text:span>ohin<text:tab/><text:tab/><text:tab/><text:tab/>wo<text:tab/><text:tab/><text:tab/><text:tab/>woher</text:p>
      <text:p text:style-name="P4">zu mir<text:tab/><text:tab/><text:tab/><text:tab/>bei mir<text:tab/><text:tab/><text:tab/><text:tab/>von mir <text:s/><text:line-break/>zu dir<text:tab/><text:tab/><text:tab/><text:tab/>bei dir<text:tab/><text:tab/><text:tab/><text:tab/>von dir <text:s/><text:line-break/>zu ihm<text:tab/><text:tab/><text:tab/><text:tab/>bei ihm<text:tab/><text:tab/><text:tab/>von ihm <text:s/><text:line-break/>zu ihr<text:tab/><text:tab/><text:tab/><text:tab/>bei ihr<text:tab/><text:tab/><text:tab/><text:tab/>von ihr <text:s/><text:line-break/>zu uns<text:tab/><text:tab/><text:tab/><text:tab/>bei uns<text:tab/><text:tab/><text:tab/><text:tab/>von uns <text:s/><text:line-break/>zu euch<text:tab/><text:tab/><text:tab/>bei euch<text:tab/><text:tab/><text:tab/>von euch <text:s/><text:line-break/>zu ihnen<text:tab/><text:tab/><text:tab/>bei ihnen<text:tab/><text:tab/><text:tab/>von ihnen <text:s/></text:p>
      <text:p text:style-name="P4"/>
      <text:p text:style-name="P2">Lebende Dinge - Personen/Singular</text:p>
      <text:p text:style-name="P3"><text:span text:style-name="T3">w</text:span>ohin<text:tab/><text:tab/><text:tab/><text:tab/>wo<text:tab/><text:tab/><text:tab/><text:tab/>woher</text:p>
      <text:p text:style-name="P5">zu einem Freund<text:tab/><text:tab/>bei einem Freund<text:tab/><text:tab/>von einem Freund <text:s/><text:line-break/>zu einer Freundin<text:tab/><text:tab/>bei einer Freundin<text:tab/><text:tab/>von einer Freundin <text:s/><text:line-break/>zu dem Mann<text:tab/><text:tab/><text:tab/>bei dem Mann<text:tab/><text:tab/><text:tab/>von dem Mann <text:s/><text:line-break/>zu der Frau<text:tab/><text:tab/><text:tab/>bei der Frau<text:tab/><text:tab/><text:tab/>von der Frau <text:s/></text:p>
      <text:p text:style-name="P5"/>
      <text:p text:style-name="P6">Lebende Dinge - Personen/<text:span text:style-name="T4">Plural</text:span></text:p>
      <text:p text:style-name="P3"><text:span text:style-name="T3">w</text:span>ohin<text:tab/><text:tab/><text:tab/><text:tab/>wo<text:tab/><text:tab/><text:tab/><text:tab/>woher</text:p>
      <text:p text:style-name="P5">zu Freunden<text:tab/><text:tab/><text:tab/>bei Freunden<text:tab/><text:tab/><text:tab/>von Freunden <text:s/><text:line-break/>zu Freundinnen<text:tab/><text:tab/>bei Freundinnen<text:tab/><text:tab/>von Freundinnen <text:s/><text:line-break/>zu den Männern<text:tab/><text:tab/>bei den Männern<text:tab/><text:tab/>von den Männern <text:s/><text:line-break/>zu den Frauen<text:tab/><text:tab/><text:tab/>bei den Frauen<text:tab/><text:tab/>von den Frauen <text:s/><text:line-break/></text:p>
      <text:p text:style-name="P2">Lebende Dinge - Tiere/Singular</text:p>
      <text:p text:style-name="P3"><text:span text:style-name="T3">w</text:span>ohin<text:tab/><text:tab/><text:tab/><text:tab/>wo<text:tab/><text:tab/><text:tab/><text:tab/>woher</text:p>
      <text:p text:style-name="P7">zu einem/dem Hund<text:tab/><text:tab/>bei einem/dem Hund<text:tab/><text:tab/>von einem/dem Hund <text:s/><text:line-break/>zu einer/der Katze<text:tab/><text:tab/>bei einer/der Katze<text:tab/><text:tab/>von einer/der Katze <text:s/><text:line-break/>zu einem/dem Pferd<text:tab/><text:tab/>bei einem/dem Pferd<text:tab/><text:tab/>von einem/dem Pferd <text:s/><text:line-break/>zu einer/der Kuh<text:tab/><text:tab/>bei einer/der Kuh<text:tab/><text:tab/>von einer/der Kuh <text:s/><text:line-break/>zu einem/dem Hamster<text:tab/>bei einem/dem Hamster<text:tab/>von einem/dem Hamster <text:s/><text:line-break/>zu einem/dem Hasen<text:tab/><text:tab/>bei einem/dem Hasen<text:tab/><text:tab/>von einem/dem Hasen <text:s/><text:line-break/>zu einem/dem Käfer<text:tab/><text:tab/>bei einem/dem Käfer<text:tab/><text:tab/>von einem/dem Käfer <text:s/><text:line-break/>zu einer/der Fliege<text:tab/><text:tab/>bei einer/der Fliege<text:tab/><text:tab/>von einer/der Fliege <text:s/><text:line-break/>zu einem/dem Wurm<text:tab/><text:tab/>bei einem/dem Wurm<text:tab/><text:tab/>von einem/dem Wurm <text:s/><text:line-break/><text:line-break/></text:p>
      <text:p text:style-name="P2">Lebende Dinge - Tiere/Plural</text:p>
      <text:p text:style-name="P3"><text:span text:style-name="T3">w</text:span>ohin<text:tab/><text:tab/><text:tab/><text:tab/>wo<text:tab/><text:tab/><text:tab/><text:tab/>woher</text:p>
      <text:p text:style-name="P4">zu den Hunden<text:tab/><text:tab/>bei den Hunden<text:tab/><text:tab/>von den Hunden <text:s/><text:line-break/>zu den Katzen<text:tab/><text:tab/><text:tab/>bei den Katzen<text:tab/><text:tab/>von den Katzen <text:s/><text:line-break/>zu den Pferden<text:tab/><text:tab/>bei den Pferden<text:tab/><text:tab/>von den Pferden <text:s/><text:line-break/>zu den Kühen<text:tab/><text:tab/><text:tab/>bei den Kühen<text:tab/><text:tab/><text:tab/>von den Kühen <text:s/><text:line-break/>zu den Hamstern<text:tab/><text:tab/>bei den Hamstern<text:tab/><text:tab/>von den Hamstern <text:s/><text:line-break/>zu den Hasen<text:tab/><text:tab/><text:tab/>bei den Hasen<text:tab/><text:tab/><text:tab/>von den Hasen <text:s/><text:line-break/>zu den Käfern<text:tab/><text:tab/><text:tab/>bei den Käfern<text:tab/><text:tab/>von den Käfern <text:s/><text:line-break/>zu den Fliegen<text:tab/><text:tab/><text:tab/>bei den Fliegen<text:tab/><text:tab/>von den Fliegen <text:s/><text:line-break/>zu den Würmern<text:tab/><text:tab/>bei den Würmern<text:tab/><text:tab/>von den Würmern <text:s/><text:line-break/></text:p>
      <text:p text:style-name="P2"/>
      <text:p text:style-name="P2"/>
      <text:p text:style-name="P2"><text:soft-page-break/>Lebende Dinge - Pflanzen/<text:span text:style-name="T4">Singular</text:span></text:p>
      <text:p text:style-name="P3"><text:span text:style-name="T3">w</text:span>ohin<text:tab/><text:tab/><text:tab/><text:tab/>wo<text:tab/><text:tab/><text:tab/><text:tab/>woher</text:p>
      <text:p text:style-name="P8">zu einer/der Wiese<text:tab/><text:tab/>bei einer/der Wiese<text:tab/><text:tab/>von einer/der Wiese <text:s/><text:line-break/>zu einem/dem Baum<text:tab/><text:tab/>bei einem/dem Baum<text:tab/><text:tab/>von einem/dem Baum <text:s/><text:line-break/>zu einer/der Blume<text:tab/><text:tab/>bei einer/der Blume<text:tab/><text:tab/>von einer/der Blume <text:s/><text:line-break/>zu einem/dem Busch<text:tab/><text:tab/>bei einem/dem Busch<text:tab/><text:tab/>von einem/dem Busch <text:s/><text:line-break/>zu einer/der Hecke<text:tab/><text:tab/>bei einer/der Hecke<text:tab/><text:tab/>von einer/der Hecke <text:s/><text:line-break/></text:p>
      <text:p text:style-name="P9">Lebende Dinge – Pflanzen / Plural</text:p>
      <text:p text:style-name="P10"><text:span text:style-name="T5">w</text:span><text:span text:style-name="T1">ohin<text:tab/><text:tab/><text:tab/><text:tab/>wo<text:tab/><text:tab/><text:tab/><text:tab/>woher</text:span><text:line-break/>zu den Wiesen<text:tab/><text:tab/><text:tab/>bei den Wiesen<text:tab/><text:tab/>von den Wiesen <text:s/></text:p>
      <text:p text:style-name="P8">zu den Bäumen<text:tab/><text:tab/>bei den Bäumen<text:tab/><text:tab/>von den Bäumen <text:s/></text:p>
      <text:p text:style-name="P8">zu den Blumen<text:tab/><text:tab/>bei den Blumen<text:tab/><text:tab/>von den Blumen <text:s/></text:p>
      <text:p text:style-name="P8">zu den Büschen<text:tab/><text:tab/>bei den Büschen<text:tab/><text:tab/>von den Büschen <text:s/></text:p>
      <text:p text:style-name="P8">zu den Hecken<text:tab/><text:tab/>bei den Hecken<text:tab/><text:tab/>von den Hecken <text:s/><text:line-break/></text:p>
      <text:p text:style-name="P11">Allgemein (verkürzte Umgangssprache) 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wohin</text:p>
            </table:table-cell>
            <table:table-cell table:style-name="Tabelle1.A1" office:value-type="string">
              <text:p text:style-name="Table_20_Heading">wo</text:p>
            </table:table-cell>
            <table:table-cell table:style-name="Tabelle1.A1" office:value-type="string">
              <text:p text:style-name="Table_20_Heading">woher</text:p>
            </table:table-cell>
          </table:table-row>
        </table:table-header-rows>
        <table:table-row>
          <table:table-cell table:style-name="Tabelle1.A1" office:value-type="string">
            <text:p text:style-name="Table_20_Contents"><text:span text:style-name="Strong_20_Emphasis">zum Meer</text:span></text:p>
          </table:table-cell>
          <table:table-cell table:style-name="Tabelle1.A1" office:value-type="string">
            <text:p text:style-name="Table_20_Contents"><text:span text:style-name="Strong_20_Emphasis">am Meer</text:span></text:p>
          </table:table-cell>
          <table:table-cell table:style-name="Tabelle1.A1" office:value-type="string">
            <text:p text:style-name="Table_20_Contents"><text:span text:style-name="Strong_20_Emphasis">vom Meer</text:span>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zum See</text:span></text:p>
          </table:table-cell>
          <table:table-cell table:style-name="Tabelle1.A1" office:value-type="string">
            <text:p text:style-name="Table_20_Contents"><text:span text:style-name="Strong_20_Emphasis">am See</text:span></text:p>
          </table:table-cell>
          <table:table-cell table:style-name="Tabelle1.A1" office:value-type="string">
            <text:p text:style-name="Table_20_Contents"><text:span text:style-name="Strong_20_Emphasis">vom See</text:span>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zum Teich</text:span></text:p>
          </table:table-cell>
          <table:table-cell table:style-name="Tabelle1.A1" office:value-type="string">
            <text:p text:style-name="Table_20_Contents"><text:span text:style-name="Strong_20_Emphasis">am Teich</text:span></text:p>
          </table:table-cell>
          <table:table-cell table:style-name="Tabelle1.A1" office:value-type="string">
            <text:p text:style-name="Table_20_Contents"><text:span text:style-name="Strong_20_Emphasis">vom Teich</text:span>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zum Fluss</text:span></text:p>
          </table:table-cell>
          <table:table-cell table:style-name="Tabelle1.A1" office:value-type="string">
            <text:p text:style-name="Table_20_Contents"><text:span text:style-name="Strong_20_Emphasis">am Fluss</text:span></text:p>
          </table:table-cell>
          <table:table-cell table:style-name="Tabelle1.A1" office:value-type="string">
            <text:p text:style-name="Table_20_Contents"><text:span text:style-name="Strong_20_Emphasis">vom Fluss</text:span>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zum Wasser</text:span></text:p>
          </table:table-cell>
          <table:table-cell table:style-name="Tabelle1.A1" office:value-type="string">
            <text:p text:style-name="Table_20_Contents"><text:span text:style-name="Strong_20_Emphasis">am Wasser</text:span></text:p>
          </table:table-cell>
          <table:table-cell table:style-name="Tabelle1.A1" office:value-type="string">
            <text:p text:style-name="Table_20_Contents"><text:span text:style-name="Strong_20_Emphasis">vom Wasser</text:span>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zum Park</text:span></text:p>
          </table:table-cell>
          <table:table-cell table:style-name="Tabelle1.A1" office:value-type="string">
            <text:p text:style-name="Table_20_Contents"><text:span text:style-name="Strong_20_Emphasis">im Park</text:span></text:p>
          </table:table-cell>
          <table:table-cell table:style-name="Tabelle1.A1" office:value-type="string">
            <text:p text:style-name="Table_20_Contents"><text:span text:style-name="Strong_20_Emphasis">vom Park</text:span>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zum Garten</text:span></text:p>
          </table:table-cell>
          <table:table-cell table:style-name="Tabelle1.A1" office:value-type="string">
            <text:p text:style-name="Table_20_Contents"><text:span text:style-name="Strong_20_Emphasis">im Garten</text:span></text:p>
          </table:table-cell>
          <table:table-cell table:style-name="Tabelle1.A1" office:value-type="string">
            <text:p text:style-name="Table_20_Contents"><text:span text:style-name="Strong_20_Emphasis">vom Garten</text:span>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zum Markt</text:span></text:p>
          </table:table-cell>
          <table:table-cell table:style-name="Tabelle1.A1" office:value-type="string">
            <text:p text:style-name="Table_20_Contents"><text:span text:style-name="Strong_20_Emphasis">auf dem Markt</text:span></text:p>
          </table:table-cell>
          <table:table-cell table:style-name="Tabelle1.A1" office:value-type="string">
            <text:p text:style-name="Table_20_Contents"><text:span text:style-name="Strong_20_Emphasis">vom Markt</text:span>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zur Straße</text:span></text:p>
          </table:table-cell>
          <table:table-cell table:style-name="Tabelle1.A1" office:value-type="string">
            <text:p text:style-name="Table_20_Contents"><text:span text:style-name="Strong_20_Emphasis">auf der Straße</text:span></text:p>
          </table:table-cell>
          <table:table-cell table:style-name="Tabelle1.A1" office:value-type="string">
            <text:p text:style-name="Table_20_Contents"><text:span text:style-name="Strong_20_Emphasis">von der Straße</text:span>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zu einer Party</text:span></text:p>
          </table:table-cell>
          <table:table-cell table:style-name="Tabelle1.A1" office:value-type="string">
            <text:p text:style-name="Table_20_Contents"><text:span text:style-name="Strong_20_Emphasis">auf einer Party</text:span></text:p>
          </table:table-cell>
          <table:table-cell table:style-name="Tabelle1.A1" office:value-type="string">
            <text:p text:style-name="Table_20_Contents"><text:span text:style-name="Strong_20_Emphasis">von einer Party</text:span></text:p>
          </table:table-cell>
        </table:table-row>
        <table:table-row>
          <table:table-cell table:style-name="Tabelle1.A1" office:value-type="string">
            <text:p text:style-name="Table_20_Contents"><text:span text:style-name="Strong_20_Emphasis">zu einer Versammlung</text:span></text:p>
          </table:table-cell>
          <table:table-cell table:style-name="Tabelle1.A1" office:value-type="string">
            <text:p text:style-name="Table_20_Contents"><text:span text:style-name="Strong_20_Emphasis">auf einer Versammlung</text:span></text:p>
          </table:table-cell>
          <table:table-cell table:style-name="Tabelle1.A1" office:value-type="string">
            <text:p text:style-name="Table_20_Contents"><text:span text:style-name="Strong_20_Emphasis">von einer Versammlung</text:span></text:p>
          </table:table-cell>
        </table:table-row>
      </table:table>
      <text:p text:style-name="P12"><text:span text:style-name="T1"/></text:p>
      <text:p text:style-name="P12"><text:span text:style-name="T1"/></text:p>
      <text:p text:style-name="P11">Exakt (mit Präposition + Artikel) 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Table_20_Heading">wohin</text:p>
            </table:table-cell>
            <table:table-cell table:style-name="Tabelle2.A1" office:value-type="string">
              <text:p text:style-name="Table_20_Heading">wo</text:p>
            </table:table-cell>
            <table:table-cell table:style-name="Tabelle2.A1" office:value-type="string">
              <text:p text:style-name="Table_20_Heading">woher</text:p>
            </table:table-cell>
          </table:table-row>
        </table:table-header-rows>
        <table:table-row>
          <table:table-cell table:style-name="Tabelle2.A1" office:value-type="string">
            <text:p text:style-name="Table_20_Contents"><text:span text:style-name="Strong_20_Emphasis">an das Meer</text:span></text:p>
          </table:table-cell>
          <table:table-cell table:style-name="Tabelle2.A1" office:value-type="string">
            <text:p text:style-name="Table_20_Contents"><text:span text:style-name="Strong_20_Emphasis">am Meer</text:span></text:p>
          </table:table-cell>
          <table:table-cell table:style-name="Tabelle2.A1" office:value-type="string">
            <text:p text:style-name="Table_20_Contents"><text:span text:style-name="Strong_20_Emphasis">vom Meer</text:span></text:p>
          </table:table-cell>
        </table:table-row>
        <table:table-row>
          <table:table-cell table:style-name="Tabelle2.A1" office:value-type="string">
            <text:p text:style-name="Table_20_Contents"><text:span text:style-name="Strong_20_Emphasis">an den See</text:span></text:p>
          </table:table-cell>
          <table:table-cell table:style-name="Tabelle2.A1" office:value-type="string">
            <text:p text:style-name="Table_20_Contents"><text:span text:style-name="Strong_20_Emphasis">am See</text:span></text:p>
          </table:table-cell>
          <table:table-cell table:style-name="Tabelle2.A1" office:value-type="string">
            <text:p text:style-name="Table_20_Contents"><text:span text:style-name="Strong_20_Emphasis">vom See</text:span></text:p>
          </table:table-cell>
        </table:table-row>
        <table:table-row>
          <table:table-cell table:style-name="Tabelle2.A1" office:value-type="string">
            <text:p text:style-name="Table_20_Contents"><text:span text:style-name="Strong_20_Emphasis">an den Teich</text:span></text:p>
          </table:table-cell>
          <table:table-cell table:style-name="Tabelle2.A1" office:value-type="string">
            <text:p text:style-name="Table_20_Contents"><text:span text:style-name="Strong_20_Emphasis">am Teich</text:span></text:p>
          </table:table-cell>
          <table:table-cell table:style-name="Tabelle2.A1" office:value-type="string">
            <text:p text:style-name="Table_20_Contents"><text:span text:style-name="Strong_20_Emphasis">vom Teich</text:span></text:p>
          </table:table-cell>
        </table:table-row>
        <table:table-row>
          <table:table-cell table:style-name="Tabelle2.A1" office:value-type="string">
            <text:p text:style-name="Table_20_Contents"><text:span text:style-name="Strong_20_Emphasis">an den Fluss</text:span></text:p>
          </table:table-cell>
          <table:table-cell table:style-name="Tabelle2.A1" office:value-type="string">
            <text:p text:style-name="Table_20_Contents"><text:span text:style-name="Strong_20_Emphasis">am Fluss</text:span></text:p>
          </table:table-cell>
          <table:table-cell table:style-name="Tabelle2.A1" office:value-type="string">
            <text:p text:style-name="Table_20_Contents"><text:span text:style-name="Strong_20_Emphasis">vom Fluss</text:span></text:p>
          </table:table-cell>
        </table:table-row>
        <table:table-row>
          <table:table-cell table:style-name="Tabelle2.A1" office:value-type="string">
            <text:p text:style-name="Table_20_Contents"><text:span text:style-name="Strong_20_Emphasis">an das Wasser</text:span></text:p>
          </table:table-cell>
          <table:table-cell table:style-name="Tabelle2.A1" office:value-type="string">
            <text:p text:style-name="Table_20_Contents"><text:span text:style-name="Strong_20_Emphasis">am Wasser</text:span></text:p>
          </table:table-cell>
          <table:table-cell table:style-name="Tabelle2.A1" office:value-type="string">
            <text:p text:style-name="Table_20_Contents"><text:span text:style-name="Strong_20_Emphasis">vom Wasser</text:span></text:p>
          </table:table-cell>
        </table:table-row>
        <table:table-row>
          <table:table-cell table:style-name="Tabelle2.A1" office:value-type="string">
            <text:p text:style-name="Table_20_Contents"><text:span text:style-name="Strong_20_Emphasis">in den Park</text:span></text:p>
          </table:table-cell>
          <table:table-cell table:style-name="Tabelle2.A1" office:value-type="string">
            <text:p text:style-name="Table_20_Contents"><text:span text:style-name="Strong_20_Emphasis">im Park</text:span></text:p>
          </table:table-cell>
          <table:table-cell table:style-name="Tabelle2.A1" office:value-type="string">
            <text:p text:style-name="Table_20_Contents"><text:span text:style-name="Strong_20_Emphasis">vom Park</text:span></text:p>
          </table:table-cell>
        </table:table-row>
        <table:table-row>
          <table:table-cell table:style-name="Tabelle2.A1" office:value-type="string">
            <text:p text:style-name="Table_20_Contents"><text:span text:style-name="Strong_20_Emphasis">in den Garten</text:span></text:p>
          </table:table-cell>
          <table:table-cell table:style-name="Tabelle2.A1" office:value-type="string">
            <text:p text:style-name="Table_20_Contents"><text:span text:style-name="Strong_20_Emphasis">im Garten</text:span></text:p>
          </table:table-cell>
          <table:table-cell table:style-name="Tabelle2.A1" office:value-type="string">
            <text:p text:style-name="Table_20_Contents"><text:span text:style-name="Strong_20_Emphasis">vom Garten</text:span></text:p>
          </table:table-cell>
        </table:table-row>
        <table:table-row>
          <table:table-cell table:style-name="Tabelle2.A1" office:value-type="string">
            <text:p text:style-name="Table_20_Contents"><text:span text:style-name="Strong_20_Emphasis">auf den Markt</text:span></text:p>
          </table:table-cell>
          <table:table-cell table:style-name="Tabelle2.A1" office:value-type="string">
            <text:p text:style-name="Table_20_Contents"><text:span text:style-name="Strong_20_Emphasis">auf dem Markt</text:span></text:p>
          </table:table-cell>
          <table:table-cell table:style-name="Tabelle2.A1" office:value-type="string">
            <text:p text:style-name="Table_20_Contents"><text:span text:style-name="Strong_20_Emphasis">vom Markt</text:span></text:p>
          </table:table-cell>
        </table:table-row>
        <table:table-row>
          <table:table-cell table:style-name="Tabelle2.A1" office:value-type="string">
            <text:p text:style-name="Table_20_Contents"><text:span text:style-name="Strong_20_Emphasis">auf die Straße</text:span></text:p>
          </table:table-cell>
          <table:table-cell table:style-name="Tabelle2.A1" office:value-type="string">
            <text:p text:style-name="Table_20_Contents"><text:span text:style-name="Strong_20_Emphasis">auf der Straße</text:span></text:p>
          </table:table-cell>
          <table:table-cell table:style-name="Tabelle2.A1" office:value-type="string">
            <text:p text:style-name="Table_20_Contents"><text:span text:style-name="Strong_20_Emphasis">von der Straße</text:span></text:p>
          </table:table-cell>
        </table:table-row>
        <table:table-row>
          <table:table-cell table:style-name="Tabelle2.A1" office:value-type="string">
            <text:p text:style-name="Table_20_Contents"><text:span text:style-name="Strong_20_Emphasis">auf eine Party</text:span></text:p>
          </table:table-cell>
          <table:table-cell table:style-name="Tabelle2.A1" office:value-type="string">
            <text:p text:style-name="Table_20_Contents"><text:span text:style-name="Strong_20_Emphasis">auf einer Party</text:span></text:p>
          </table:table-cell>
          <table:table-cell table:style-name="Tabelle2.A1" office:value-type="string">
            <text:p text:style-name="Table_20_Contents"><text:span text:style-name="Strong_20_Emphasis">von einer Party</text:span></text:p>
          </table:table-cell>
        </table:table-row>
        <table:table-row>
          <table:table-cell table:style-name="Tabelle2.A1" office:value-type="string">
            <text:p text:style-name="Table_20_Contents"><text:span text:style-name="Strong_20_Emphasis">auf eine Versammlung</text:span></text:p>
          </table:table-cell>
          <table:table-cell table:style-name="Tabelle2.A1" office:value-type="string">
            <text:p text:style-name="Table_20_Contents"><text:span text:style-name="Strong_20_Emphasis">auf einer Versammlung</text:span></text:p>
          </table:table-cell>
          <table:table-cell table:style-name="Tabelle2.A1" office:value-type="string">
            <text:p text:style-name="Table_20_Contents"><text:span text:style-name="Strong_20_Emphasis">von einer Versammlung</text:span></text:p>
          </table:table-cell>
        </table:table-row>
      </table:table>
      <text:p text:style-name="P12"><text:span text:style-name="T1"/></text:p>
      <text:p text:style-name="P8"/>
      <text:p text:style-name="P8"/>
      <text:p text:style-name="P4"><text:soft-page-break/><text:span text:style-name="T1">Ich gehe …<text:tab/><text:tab/><text:tab/>Ich bin …<text:tab/><text:tab/><text:tab/>Ich komme ...</text:span></text:p>
      <text:p text:style-name="P9"><text:span text:style-name="T3">w</text:span>ohin<text:tab/><text:tab/><text:tab/><text:tab/>wo<text:tab/><text:tab/><text:tab/><text:tab/>woher</text:p>
      <text:p text:style-name="P13">zu meinem Freund<text:tab/><text:tab/>bei meinem Freund<text:tab/><text:tab/>von meinem Freund <text:s/><text:line-break/>zu deinem Freund<text:tab/><text:tab/>bei deinem Freund<text:tab/><text:tab/>von deinem Freund <text:s/><text:line-break/>zu seinem Freund<text:tab/><text:tab/>bei seinem Freund<text:tab/><text:tab/>von seinem Freund <text:s/><text:line-break/>zu ihrem Freund<text:tab/><text:tab/>bei ihrem Freund<text:tab/><text:tab/>von ihrem Freund <text:s/><text:line-break/>zu unserem Freund<text:tab/><text:tab/>bei unserem Freund<text:tab/><text:tab/>von unserem Freund <text:s/><text:line-break/>zu eurem Freund<text:tab/><text:tab/>bei eurem Freund<text:tab/><text:tab/>von eurem Freund <text:s/><text:line-break/>zu ihrem Freund<text:tab/><text:tab/>bei ihrem Freund<text:tab/><text:tab/>von ihrem Freund <text:s/><text:line-break/></text:p>
      <text:p text:style-name="P13">zu meinem Vater<text:tab/><text:tab/>bei meinem Vater<text:tab/><text:tab/>von meinem Vater <text:s/><text:line-break/>zu meiner Mutter<text:tab/><text:tab/>bei meiner Mutter<text:tab/><text:tab/>von meiner Mutter <text:s/><text:line-break/>zu meinem Bruder<text:tab/><text:tab/>bei meinem Bruder<text:tab/><text:tab/>von meinem Bruder <text:s/><text:line-break/>zu meiner Schwester<text:tab/><text:tab/>bei meiner Schwester<text:tab/><text:tab/>von meiner Schwester <text:s/><text:line-break/>zu meinem Opa<text:tab/><text:tab/>bei meinem Opa<text:tab/><text:tab/>von meinem Opa <text:s/><text:line-break/>zu meiner Oma<text:tab/><text:tab/>bei meiner Oma<text:tab/><text:tab/>von meiner Oma <text:s/><text:line-break/>zu meinem Onkel<text:tab/><text:tab/>bei meinem Onkel<text:tab/><text:tab/>von meinem Onkel <text:s/><text:line-break/>zu meiner Tante<text:tab/><text:tab/>bei meiner Tante<text:tab/><text:tab/>von meiner Tante <text:s/><text:line-break/>zu meinem Cousin<text:tab/><text:tab/>bei meinem Cousin<text:tab/><text:tab/>von meinem Cousin <text:s/><text:line-break/>zu meiner Cousine<text:tab/><text:tab/>bei meiner Cousine<text:tab/><text:tab/>von meiner Cousine <text:s/><text:line-break/>zu meinen Eltern<text:tab/><text:tab/>bei meinen Eltern<text:tab/><text:tab/>von meinen Eltern <text:s/><text:line-break/>zu meinen Großeltern<text:tab/><text:tab/>bei meinen Großeltern<text:tab/>von meinen Großeltern <text:s/><text:lin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9T16:31:15.176000000</meta:creation-date>
    <dc:date>2025-11-14T16:09:14.265772700</dc:date>
    <meta:editing-duration>PT52M4S</meta:editing-duration>
    <meta:editing-cycles>9</meta:editing-cycles>
    <meta:generator>LibreOffice/25.2.6.2$Windows_X86_64 LibreOffice_project/729c5bfe710f5eb71ed3bbde9e06a6065e9c6c5d</meta:generator>
    <meta:document-statistic meta:table-count="2" meta:image-count="0" meta:object-count="0" meta:page-count="3" meta:paragraph-count="103" meta:word-count="775" meta:character-count="4536" meta:non-whitespace-character-count="3514"/>
  </office:meta>
</office:document-meta>
</file>